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Georgia" fo:font-size="18pt" fo:font-weight="bold" officeooo:rsid="0000c28c" officeooo:paragraph-rsid="0000c28c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7eae" officeooo:paragraph-rsid="0005b828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3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style:font-size-asian="10pt" style:font-size-complex="10pt"/>
    </style:style>
    <style:style style:name="T8" style:family="text">
      <style:text-properties fo:color="#666666" loext:opacity="100%" officeooo:rsid="00026bc3"/>
    </style:style>
    <style:style style:name="T9" style:family="text">
      <style:text-properties fo:color="#666666" loext:opacity="100%" officeooo:rsid="00043581"/>
    </style:style>
    <style:style style:name="T10" style:family="text">
      <style:text-properties fo:color="#666666" loext:opacity="100%" style:font-name="Georgia" fo:font-weight="normal" style:font-weight-asian="normal" style:font-weight-complex="normal"/>
    </style:style>
    <style:style style:name="T11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3" style:family="text">
      <style:text-properties fo:color="#666666" loext:opacity="100%" officeooo:rsid="000ce2b4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027eae" style:font-weight-asian="normal" style:font-weight-complex="normal"/>
    </style:style>
    <style:style style:name="T16" style:family="text">
      <style:text-properties fo:color="#000000" loext:opacity="100%" fo:font-weight="normal" officeooo:rsid="0007ef1a" style:font-weight-asian="normal" style:font-weight-complex="normal"/>
    </style:style>
    <style:style style:name="T17" style:family="text">
      <style:text-properties fo:color="#000000" loext:opacity="100%" fo:font-weight="normal" officeooo:rsid="0009b6cc" style:font-weight-asian="normal" style:font-weight-complex="normal"/>
    </style:style>
    <style:style style:name="T18" style:family="text">
      <style:text-properties fo:color="#000000" loext:opacity="100%" fo:font-weight="normal" officeooo:rsid="000ce2b4" style:font-weight-asian="normal" style:font-weight-complex="normal"/>
    </style:style>
    <style:style style:name="T19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0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27eae" style:font-weight-asian="bold" style:font-weight-complex="bold"/>
    </style:style>
    <style:style style:name="T23" style:family="text">
      <style:text-properties fo:font-weight="bold" officeooo:rsid="0004b79c" style:font-weight-asian="bold" style:font-weight-complex="bold"/>
    </style:style>
    <style:style style:name="T24" style:family="text">
      <style:text-properties fo:font-weight="bold" officeooo:rsid="0006315a" style:font-weight-asian="bold" style:font-weight-complex="bold"/>
    </style:style>
    <style:style style:name="T25" style:family="text">
      <style:text-properties fo:font-weight="bold" officeooo:rsid="0006d7b1" style:font-weight-asian="bold" style:font-weight-complex="bold"/>
    </style:style>
    <style:style style:name="T26" style:family="text">
      <style:text-properties fo:font-weight="bold" officeooo:rsid="000ce2b4" style:font-weight-asian="bold" style:font-weight-complex="bold"/>
    </style:style>
    <style:style style:name="T27" style:family="text">
      <style:text-properties officeooo:rsid="00027eae"/>
    </style:style>
    <style:style style:name="T28" style:family="text">
      <style:text-properties officeooo:rsid="0004b79c"/>
    </style:style>
    <style:style style:name="T29" style:family="text">
      <style:text-properties officeooo:rsid="0005b828"/>
    </style:style>
    <style:style style:name="T30" style:family="text">
      <style:text-properties style:font-name="Georgia"/>
    </style:style>
    <style:style style:name="T31" style:family="text">
      <style:text-properties officeooo:rsid="0006d7b1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officeooo:rsid="000ce2b4"/>
    </style:style>
    <style:style style:name="T34" style:family="text">
      <style:text-properties officeooo:rsid="000d3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<text:span text:style-name="T1">SCANU</text:span></text:p>
      <text:p text:style-name="P2"><text:span text:style-name="T5">Software Engineer &amp; </text:span><text:span text:style-name="T2">Web Developer | </text:span><text:a xlink:type="simple" xlink:href="mailto:danielscanu@zohomail.eu" text:style-name="Internet_20_link" text:visited-style-name="Visited_20_Internet_20_Link"><text:span text:style-name="T32">danielscanu@zohomail.eu</text:span></text:a><text:span text:style-name="T2"> | Trondheim, Norway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10"/>
      <text:p text:style-name="P4">Skills</text:p>
      <text:p text:style-name="P34"><text:span text:style-name="T1">Languages:</text:span><text:tab/><text:tab/><text:span text:style-name="T14">Python, JavaScript, TypeScript, Rust, Java, C, </text:span><text:span text:style-name="T16">C++, </text:span><text:span text:style-name="T14">SASS, CSS, HTML, SQL</text:span></text:p>
      <text:p text:style-name="P34"><text:span text:style-name="T1">Technologies:</text:span><text:tab/><text:tab/><text:span text:style-name="T14">Vue, React, NodeJS, Vite, Express, Rocket, MongoDB, </text:span><text:span text:style-name="T16">GraphQL, NextJS, </text:span><text:span text:style-name="T15">Astro</text:span><text:span text:style-name="T14">, Flask, Git, <text:tab/><text:tab/><text:tab/></text:span><text:span text:style-name="T17">Linux, </text:span><text:span text:style-name="T14">Shell, </text:span><text:span text:style-name="T18">Svelte, Strapi, Zustand</text:span></text:p>
      <text:p text:style-name="P26"/>
      <text:p text:style-name="P5">Professional Experience</text:p>
      <text:p text:style-name="P11"><text:span text:style-name="T33">Senior Front</text:span> <text:span text:style-name="T33">End </text:span>Developer – <text:span text:style-name="T33">Dev</text:span><text:span text:style-name="T27">e</text:span><text:span text:style-name="T33">loper</text:span><text:span text:style-name="T27"> team<text:tab/><text:tab/><text:tab/><text:tab/> <text:s text:c="13"/></text:span><text:span text:style-name="T13">San Francisco</text:span><text:span text:style-name="T9">, </text:span><text:span text:style-name="T13">USA (remote)</text:span></text:p>
      <text:p text:style-name="P33"><text:span text:style-name="T19">ContinuumLab<text:tab/><text:tab/><text:tab/><text:tab/><text:tab/><text:tab/><text:tab/><text:tab/> <text:s text:c="11"/></text:span><text:span text:style-name="T12">Nov</text:span><text:span text:style-name="T20"> </text:span><text:span text:style-name="T12">2022 - Current</text:span></text:p>
      <text:p text:style-name="P28"><text:span text:style-name="T33">V</text:span>enture firm focused on startup innovation, incubation, and investment</text:p>
      <text:p text:style-name="P11">• <text:span text:style-name="T33">Develop &amp; architect web interface for</text:span><text:span text:style-name="T26"> social media platform</text:span></text:p>
      <text:p text:style-name="P11">• <text:span text:style-name="T33">Set up back-end communication with </text:span><text:span text:style-name="T26">Strapi CMS using GraphQL</text:span></text:p>
      <text:p text:style-name="P11">• <text:span text:style-name="T33">Display </text:span><text:span text:style-name="T26">real-time data with SSE and WebSockets</text:span></text:p>
      <text:p text:style-name="P12">• <text:span text:style-name="T28">Integration with </text:span><text:span text:style-name="T26">auth providers </text:span><text:span text:style-name="T33">such as Keycloak</text:span></text:p>
      <text:p text:style-name="P12">• <text:span text:style-name="T26">Lead developer team with success</text:span></text:p>
      <text:p text:style-name="P20"/>
      <text:p text:style-name="P7">Full Stack Developer – <text:span text:style-name="T27">Back office team<text:tab/><text:tab/><text:tab/><text:tab/><text:tab/><text:tab/> <text:s text:c="3"/><text:tab/> </text:span><text:span text:style-name="T9">Trondheim, Norway</text:span></text:p>
      <text:p text:style-name="P24">Way AS<text:tab/><text:tab/><text:tab/><text:tab/><text:tab/><text:tab/><text:tab/><text:tab/><text:tab/><text:tab/> <text:s text:c="2"/><text:tab/> <text:s text:c="2"/><text:span text:style-name="T4">Aug 2022 - Current</text:span></text:p>
      <text:p text:style-name="P29">Simulator-based driving school</text:p>
      <text:p text:style-name="P7">• <text:span text:style-name="T28">Handle users’ data with </text:span><text:span text:style-name="T23">real-time GraphQL queries &amp; mutations</text:span></text:p>
      <text:p text:style-name="P7">• <text:span text:style-name="T28">Architect </text:span><text:span text:style-name="T33">and</text:span><text:span text:style-name="T28"> build </text:span><text:span text:style-name="T23">booking &amp; payment infrastructure</text:span><text:span text:style-name="T28"> with custom interface</text:span></text:p>
      <text:p text:style-name="P7">• <text:span text:style-name="T28">Develop </text:span><text:span text:style-name="T23">front-end interface</text:span><text:span text:style-name="T28"> from Figma design sketches &amp; design system</text:span></text:p>
      <text:p text:style-name="P7">• <text:span text:style-name="T28">Create </text:span><text:span text:style-name="T23">cross-platform mobile student app</text:span><text:span text:style-name="T28"> to automatically handle bookings &amp; payments</text:span></text:p>
      <text:p text:style-name="P15">• <text:span text:style-name="T31">Set up </text:span><text:span text:style-name="T25">administration pipelines</text:span><text:span text:style-name="T31"> to handle automatic app versioning and building</text:span></text:p>
      <text:p text:style-name="P14">• <text:span text:style-name="T28">Integration with </text:span><text:span text:style-name="T23">payment providers</text:span><text:span text:style-name="T28">, </text:span><text:span text:style-name="T23">Google Firebase</text:span><text:span text:style-name="T28"> and </text:span><text:span text:style-name="T23">Google Cloud</text:span><text:span text:style-name="T28"> platforms</text:span></text:p>
      <text:p text:style-name="P16">• <text:span text:style-name="T24">Helped company business growth</text:span></text:p>
      <text:p text:style-name="P19"/>
      <text:p text:style-name="P21">Software engineer – Python tutor<text:tab/><text:tab/><text:tab/><text:tab/><text:tab/><text:tab/><text:tab/><text:tab/> <text:s text:c="12"/><text:tab/> <text:s text:c="10"/><text:span text:style-name="T1">Remote</text:span></text:p>
      <text:p text:style-name="P24">Freelancer<text:tab/><text:tab/><text:tab/><text:tab/><text:tab/><text:tab/><text:tab/><text:tab/><text:tab/> <text:s text:c="13"/><text:span text:style-name="T3">J</text:span><text:span text:style-name="T2">ul 2020 – </text:span><text:span text:style-name="T3">Current</text:span></text:p>
      <text:p text:style-name="P31"><text:span text:style-name="T27">Programmer</text:span> and private tutor</text:p>
      <text:p text:style-name="P7">• <text:span text:style-name="T27">Work for </text:span><text:span text:style-name="T22">hundreds of private customers</text:span><text:span text:style-name="T27"> all over the world</text:span></text:p>
      <text:p text:style-name="P7">• <text:span text:style-name="T27">Advanced </text:span><text:span text:style-name="T22">tutoring sessions</text:span><text:span text:style-name="T27"> about Python and general computer science concepts</text:span></text:p>
      <text:p text:style-name="P14">• <text:span text:style-name="T22">Hundreds of 5-star reviews</text:span></text:p>
      <text:p text:style-name="P23"/>
      <text:p text:style-name="P22">Full Stack Developer – Developer team<text:tab/><text:tab/><text:tab/><text:tab/><text:tab/><text:tab/><text:tab/> <text:s text:c="13"/><text:span text:style-name="T8">Italy </text:span><text:span text:style-name="T13">(r</text:span><text:span text:style-name="T8">emote</text:span><text:span text:style-name="T13">)</text:span></text:p>
      <text:p text:style-name="P25">pianobit s.r.l<text:tab/><text:tab/><text:tab/><text:tab/><text:tab/><text:tab/><text:tab/><text:tab/><text:tab/> <text:s text:c="9"/><text:span text:style-name="T2">June 2021 - </text:span><text:span text:style-name="T3">July</text:span><text:span text:style-name="T2"> 202</text:span><text:span text:style-name="T3">2</text:span></text:p>
      <text:p text:style-name="P30">NodeJS Full Stack web application development – SaaS company</text:p>
      <text:p text:style-name="P17">• Built <text:span text:style-name="T21">back-end microservices architecture</text:span> <text:span text:style-name="T28">with custom authentication </text:span><text:span text:style-name="T34">system </text:span><text:span text:style-name="T28">and cryptography </text:span><text:span text:style-name="T34">solutions</text:span></text:p>
      <text:p text:style-name="P17">• Led project to develop <text:span text:style-name="T21">front-end</text:span> interface with Vue and Vuex <text:span text:style-name="T28">for file sharing</text:span></text:p>
      <text:p text:style-name="P17">• Contributed to <text:span text:style-name="T21">real-time</text:span> trading application, <text:span text:style-name="T28">handling socket connections and real time feeds</text:span></text:p>
      <text:p text:style-name="P18">• <text:span text:style-name="T22">Result in</text:span><text:span text:style-name="T27"> </text:span><text:span text:style-name="T22">100% satisfaction from customer</text:span></text:p>
      <text:p text:style-name="P27"/>
      <text:p text:style-name="P6">Projects</text:p>
      <text:p text:style-name="P9"><text:span text:style-name="T30">Freelancer website <text:s text:c="12"/><text:tab/><text:tab/><text:tab/></text:span><text:span text:style-name="T10"><text:tab/><text:tab/><text:tab/><text:tab/><text:tab/><text:tab/> <text:s text:c="16"/></text:span><text:a xlink:type="simple" xlink:href="https://ddaniel.dev/" text:style-name="Internet_20_link" text:visited-style-name="Visited_20_Internet_20_Link"><text:span text:style-name="T11">ddaniel.dev</text:span></text:a></text:p>
      <text:p text:style-name="P3">My freelancing website to reach out to new clients</text:p>
      <text:p text:style-name="P7">• <text:span text:style-name="T29">Astro, SASS, Express</text:span></text:p>
      <text:p text:style-name="P9"><text:span text:style-name="T30">Personal portfolio<text:tab/><text:tab/><text:tab/><text:tab/><text:tab/><text:tab/><text:tab/><text:tab/> <text:s text:c="10"/><text:tab/> <text:s text:c="8"/></text:span><text:a xlink:type="simple" xlink:href="https://myphz.github.io/Myphz" text:style-name="Internet_20_link" text:visited-style-name="Visited_20_Internet_20_Link"><text:span text:style-name="T10">myphz.github.io/Myphz</text:span></text:a></text:p>
      <text:p text:style-name="P3">My personal website, to showcase my skills and projects</text:p>
      <text:p text:style-name="P7">• React + Typescript, Rust + Rocket, SASS</text:p>
      <text:p text:style-name="P9"><text:span text:style-name="T30">wwwallet<text:tab/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0">wwwallet.app</text:span></text:a></text:p>
      <text:p text:style-name="P3">Cryptocurrency trading &amp; investments tracking web and mobile app, updated real-time</text:p>
      <text:p text:style-name="P7">• Vue + Pinia, Express, MongoDB, SASS</text:p>
      <text:p text:style-name="P9"><text:span text:style-name="T30">Sort Visualizer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0">sortvisualizer.com</text:span></text:a></text:p>
      <text:p text:style-name="P3">Web application to display and animate 15+ sorting algorithms</text:p>
      <text:p text:style-name="P7">• Vanilla JavaScript, Flask, CSS</text:p>
      <text:p text:style-name="P7"/>
      <text:p text:style-name="P32">Education</text:p>
      <text:p text:style-name="P8">ITIS Cuneo Delpozzo – Computer Science and Telecommunications<text:tab/><text:tab/><text:tab/><text:tab/> <text:s text:c="14"/><text:span text:style-name="T7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4-25T14:48:10.667720873</dc:date>
    <meta:editing-duration>PT54M37S</meta:editing-duration>
    <meta:editing-cycles>12</meta:editing-cycles>
    <meta:generator>LibreOffice/7.5.2.2$Linux_X86_64 LibreOffice_project/50$Build-2</meta:generator>
    <meta:document-statistic meta:table-count="0" meta:image-count="0" meta:object-count="0" meta:page-count="1" meta:paragraph-count="52" meta:word-count="393" meta:character-count="3028" meta:non-whitespace-character-count="2362"/>
  </office:meta>
</office:document-meta>
</file>